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8000000EC1601286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ortakal_5f_Impress_5f_Template-title">
      <style:graphic-properties draw:stroke="none" draw:fill="none" draw:fill-color="#00cc99" draw:textarea-horizontal-align="justify" draw:textarea-vertical-align="middle" draw:auto-grow-height="true" draw:auto-grow-width="false" fo:min-height="3.757cm" fo:min-width="0cm" fo:padding-top="0.133cm" fo:padding-bottom="0.133cm" fo:padding-left="0.266cm" fo:padding-right="0.266cm" fo:wrap-option="no-wrap" draw:shadow="hidden" draw:shadow-color="#808080"/>
    </style:style>
    <style:style style:name="pr2" style:family="presentation" style:parent-style-name="Portakal_5f_Impress_5f_Template-subtitle">
      <style:graphic-properties draw:stroke="none" draw:fill="none" draw:fill-color="#00cc99" draw:textarea-horizontal-align="justify" draw:textarea-vertical-align="top" draw:auto-grow-height="true" draw:auto-grow-width="false" fo:min-height="4.604cm" fo:min-width="0cm" fo:padding-top="0.133cm" fo:padding-bottom="0.133cm" fo:padding-left="0.266cm" fo:padding-right="0.266cm" fo:wrap-option="no-wrap" draw:shadow="hidden" draw:shadow-color="#808080"/>
    </style:style>
    <style:style style:name="pr3" style:family="presentation" style:parent-style-name="Portakal_5f_Impress_5f_Template-notes">
      <style:graphic-properties draw:fill-color="#ffffff" fo:min-height="14.278cm"/>
    </style:style>
    <style:style style:name="pr4" style:family="presentation" style:parent-style-name="Default-title">
      <style:graphic-properties draw:stroke="none" draw:fill="none" draw:fill-color="#00cc99" draw:textarea-horizontal-align="left" draw:textarea-vertical-align="middle" draw:auto-grow-height="true" draw:auto-grow-width="false" fo:min-height="2.91cm" fo:min-width="0cm" fo:padding-top="0.133cm" fo:padding-bottom="0.133cm" fo:padding-left="0.266cm" fo:padding-right="0.266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165cm" fo:min-width="0cm" fo:padding-top="0.133cm" fo:padding-bottom="0.133cm" fo:padding-left="0.266cm" fo:padding-right="0.266cm" fo:wrap-option="no-wrap" draw:shadow="hidden" draw:shadow-color="#808080"/>
    </style:style>
    <style:style style:name="pr6" style:family="presentation" style:parent-style-name="Default-notes">
      <style:graphic-properties draw:fill-color="#ffffff" fo:min-height="14.278cm"/>
    </style:style>
    <style:style style:name="pr7" style:family="presentation" style:parent-style-name="Default-title">
      <style:graphic-properties draw:fill-color="#ffffff" fo:min-height="2.926cm"/>
    </style:style>
    <style:style style:name="pr8" style:family="presentation" style:parent-style-name="Default-outline1">
      <style:graphic-properties draw:fill-color="#ffffff" fo:min-height="11.181cm"/>
    </style:style>
    <style:style style:name="pr9" style:family="presentation" style:parent-style-name="Default-notes">
      <style:graphic-properties draw:fill-color="#ffffff" fo:min-height="14.027cm"/>
    </style:style>
    <style:style style:name="pr10" style:family="presentation" style:parent-style-name="Default-title">
      <style:graphic-properties draw:fill-color="#ffffff" draw:auto-grow-height="true" fo:min-height="3.177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  <style:text-properties fo:color="#eb613d"/>
    </style:style>
    <style:style style:name="P3" style:family="paragraph">
      <style:paragraph-properties fo:margin-left="0cm" fo:margin-right="0cm" fo:margin-top="0.158cm" fo:margin-bottom="0cm" text:enable-numbering="false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.996cm" fo:margin-right="0cm" fo:margin-top="0.194cm" fo:margin-bottom="0cm" text:enable-numbering="true" fo:text-indent="-0.996cm"/>
    </style:style>
    <style:style style:name="P8" style:family="paragraph">
      <style:paragraph-properties fo:margin-left="0.996cm" fo:margin-right="0cm" fo:text-indent="-0.996cm" style:writing-mode="lr-tb"/>
    </style:style>
    <style:style style:name="P9" style:family="paragraph">
      <style:paragraph-properties fo:margin-left="0.996cm" fo:margin-right="0cm" fo:text-indent="-0.996cm"/>
    </style:style>
    <style:style style:name="P10" style:family="paragraph">
      <style:paragraph-properties fo:margin-left="2.16cm" fo:margin-right="0cm" fo:text-indent="-0.829cm"/>
    </style:style>
    <style:style style:name="P11" style:family="paragraph">
      <style:paragraph-properties fo:margin-left="3.324cm" fo:margin-right="0cm" fo:text-indent="-0.665cm"/>
    </style:style>
    <style:style style:name="T1" style:family="text">
      <style:text-properties fo:color="#eb613d" fo:font-size="26pt" fo:language="en" fo:country="GB" style:font-size-asian="26pt" style:font-size-complex="26pt"/>
    </style:style>
    <style:style style:name="T2" style:family="text">
      <style:text-properties fo:language="en" fo:country="GB"/>
    </style:style>
    <text:list-style style:name="L1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331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659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99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96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331cm" text:min-label-width="0.829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659cm" text:min-label-width="0.66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99cm" text:min-label-width="0.666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and subtitle" draw:style-name="dp1" draw:master-page-name="Portakal_5f_Impress_5f_Template" presentation:presentation-page-layout-name="AL1T0">
        <draw:frame presentation:style-name="pr1" draw:text-style-name="P2" draw:layer="layout" svg:width="21.59cm" svg:height="4.023cm" svg:x="1.905cm" svg:y="7.408cm" presentation:class="title" presentation:user-transformed="true">
          <draw:text-box>
            <text:p text:style-name="P1"><text:span text:style-name="T1">Linux ile Nasıl Para Kazanılır </text:span><text:span text:style-name="T1"><text:line-break/></text:span><text:span text:style-name="T1">yada</text:span><text:span text:style-name="T1"><text:line-break/></text:span><text:span text:style-name="T1">Özgür Yazılım İş Modeli Var mıdır?</text:span></text:p>
          </draw:text-box>
        </draw:frame>
        <draw:frame presentation:style-name="pr2" draw:text-style-name="P4" draw:layer="layout" svg:width="17.78cm" svg:height="4.87cm" svg:x="4.022cm" svg:y="12.487cm" presentation:class="subtitle" presentation:user-transformed="true">
          <draw:text-box>
            <text:p text:style-name="P3"><text:span text:style-name="T2">Bora Güngören</text:span></text:p>
            <text:p text:style-name="P3"><text:span text:style-name="T2">Portakal Teknoloji</text:span></text:p>
            <text:p text:style-name="P3"><text:span text:style-name="T2"><text:a xlink:href="mailto:bora@portakalteknoloji.com">bora@portakalteknoloji.com</text:a></text:span><text:span text:style-name="T2"> </text:span></text:p>
            <text:p text:style-name="P3"><text:span text:style-name="T2">Bilgi Üniversitesi</text:span></text:p>
            <text:p text:style-name="P3"><text:span text:style-name="T2">03.03.2007</text:span></text:p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5" draw:layer="layout" svg:width="17.639cm" svg:height="14.278cm" svg:x="2.205cm" svg:y="15.071cm" presentation:class="notes" presentation:placeholder="true" presentation:user-transformed="true">
            <draw:text-box/>
          </draw:frame>
        </presentation:notes>
      </draw:page>
      <draw:page draw:name="Title" draw:style-name="dp1" draw:master-page-name="Default" presentation:presentation-page-layout-name="AL2T1">
        <draw:frame presentation:style-name="pr4" draw:text-style-name="P4" draw:layer="layout" svg:width="19.896cm" svg:height="3.176cm" svg:x="4.657cm" svg:y="-0.001cm" presentation:class="title" presentation:user-transformed="true">
          <draw:text-box>
            <text:p text:style-name="P6"><text:span text:style-name="T2">Sunum Planı </text:span></text:p>
          </draw:text-box>
        </draw:frame>
        <draw:frame presentation:style-name="pr5" draw:text-style-name="P8" draw:layer="layout" svg:width="23.706cm" svg:height="11.431cm" svg:x="0.847cm" svg:y="3.598cm" presentation:class="outline" presentation:user-transformed="true">
          <draw:text-box>
            <text:list text:style-name="L3">
              <text:list-item>
                <text:p text:style-name="P7"><text:span text:style-name="T2">Özgür yazılım tanımına yeniden bakış </text:span></text:p>
              </text:list-item>
            </text:list>
            <text:list text:style-name="L3">
              <text:list-item>
                <text:p text:style-name="P7"><text:span text:style-name="T2">Özgür yazılımı kullanmak</text:span></text:p>
              </text:list-item>
            </text:list>
            <text:list text:style-name="L3">
              <text:list-item>
                <text:p text:style-name="P7"><text:span text:style-name="T2">Özgür yazılımı kullandırmak</text:span></text:p>
              </text:list-item>
            </text:list>
            <text:list text:style-name="L3">
              <text:list-item>
                <text:p text:style-name="P7"><text:span text:style-name="T2">Özgür yazılımı geliştirmek</text:span></text:p>
              </text:list-item>
            </text:list>
            <text:list text:style-name="L3">
              <text:list-item>
                <text:p text:style-name="P7"><text:span text:style-name="T2">Soru Yanıt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7.639cm" svg:height="14.278cm" svg:x="2.205cm" svg:y="15.0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Özgür yazılım tanımına yeniden bakış </text:p>
          </draw:text-box>
        </draw:frame>
        <draw:frame presentation:style-name="pr8" draw:text-style-name="P9" draw:layer="layout" svg:width="23.706cm" svg:height="12.361cm" svg:x="0.847cm" svg:y="3.598cm" presentation:class="outline" presentation:user-transformed="true">
          <draw:text-box>
            <text:list text:style-name="L3">
              <text:list-item>
                <text:p text:style-name="P9">Özgür yazılım nedir sorusunu yanıtladığımız zaman ne elde ediyoruz? </text:p>
              </text:list-item>
            </text:list>
            <text:list text:style-name="L3">
              <text:list-item>
                <text:list>
                  <text:list-item>
                    <text:p text:style-name="P10">Başkasının yazdığı yazılımları istediğimiz zaman istediğimiz yerde, herhangi bir izin almadan kurabiliyoruz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yrıca bu yazılımları istediğimiz biçimde dağıtabiliyoruz. Dağıtma işini yapmak karşılığı para talep edebiliyoruz (bknz. Red Hat'in ilk günleri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 yazılımları kullanarak veya bu yazılımları kullanan kişilere yönelik hizmetler tasarlayabiliriz. Bu hizmetler karşılığı para talep edebiliriz – en yaygın örnek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İstersek bu yazılımları değiştirebiliyoruz. Bu durumda kendi özgün yazılımlarımızı daha hızlı ve daha nitelikli olarak ortaya koyma şansımız oluyor. Üstelik maliyetler de düşüyo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Özgür yazılım tanımına yeniden bakış </text:p>
          </draw:text-box>
        </draw:frame>
        <draw:frame presentation:style-name="pr8" draw:text-style-name="P9" draw:layer="layout" svg:width="23.706cm" svg:height="11.181cm" svg:x="0.847cm" svg:y="3.598cm" presentation:class="outline" presentation:user-transformed="true">
          <draw:text-box>
            <text:list text:style-name="L3">
              <text:list-item>
                <text:p text:style-name="P9">Özgür yazılım aslında temel bazı konularda dürüst olan kişilerin karşılıklı güvenine dayanan, gerçek bir özgür ekonomiyi ortaya koyar. </text:p>
              </text:list-item>
            </text:list>
            <text:list text:style-name="L3">
              <text:list-item>
                <text:list>
                  <text:list-item>
                    <text:p text:style-name="P10">Liberal bir bakış açısı ile bu ekonomi ile özgür piyasa / serbest piyasa hayata geçe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 gerçeklemenin mümkün olması, aslında biraz da yazılımların yeniden üretim (kopyalama) maliyetinin yani marjinal maliyetin sıfıra yakın olmasından kaynaklanmaktadır. Ancak bir çok yazılım için bu temel varsayımın da doğrulanamayacağını öngörmek gereklidi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Çünkü en basit yazılıma geçişin bile bir çok yan maliyeti vardı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Özgür yazılım tanımına yeniden bakış </text:p>
          </draw:text-box>
        </draw:frame>
        <draw:frame presentation:style-name="pr8" draw:text-style-name="P9" draw:layer="layout" svg:width="23.706cm" svg:height="11.459cm" svg:x="0.847cm" svg:y="3.598cm" presentation:class="outline" presentation:user-transformed="true">
          <draw:text-box>
            <text:list text:style-name="L3">
              <text:list-item>
                <text:p text:style-name="P9">Özgür yazılımın tanımlanışı bir sanat eseridir. </text:p>
              </text:list-item>
            </text:list>
            <text:list text:style-name="L3">
              <text:list-item>
                <text:list>
                  <text:list-item>
                    <text:p text:style-name="P10">Bu tanımı doğru okuyanlar, doğru insanlarla karşılaşırsa kendi sanat eserlerini (malum yasada yazılım bir şiir diyor) oluşturabilirle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ncak bu tanımı doğru okuyamazsanız, o zaman geleneksel ekonomik sistem içinde sadece bir parça verimlilik artışı kazanmış bir şirket olursunuz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 bir parça verimlilik artışı size bir süre için avantajlar sağlayabilir. Ama ölçek ekonomisi çoklukla kazanır. “Büyükler” bu avantajlarını nasıl kullanacaklarını çok iyi bilirle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er zaman “hızlı balık” kazanmayabilir; “büyük balık” daima güçlüdü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2.053cm" svg:height="2.926cm" svg:x="2.5cm" svg:y="0.124cm" presentation:class="title">
          <draw:text-box>
            <text:p text:style-name="P5">Özgür yazılım tanımına yeniden bakış </text:p>
          </draw:text-box>
        </draw:frame>
        <draw:frame presentation:style-name="pr8" draw:text-style-name="P9" draw:layer="layout" svg:width="23.706cm" svg:height="11.181cm" svg:x="0.847cm" svg:y="3.598cm" presentation:class="outline" presentation:user-transformed="true">
          <draw:text-box>
            <text:list text:style-name="L3">
              <text:list-item>
                <text:p text:style-name="P9">Hızlı balık ve güçlü balık karşılaşmasına gelirsek resim şöyle bir şey. </text:p>
              </text:list-item>
            </text:list>
            <text:list text:style-name="L3">
              <text:list-item>
                <text:list>
                  <text:list-item>
                    <text:p text:style-name="P10">Aslında teknolojileri icat eden, geliştiren “hızlı balık”lar. Özgür yazılımların bir çoğu da bu kategoride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üketiciler hızlı balık önlerinden geçerken ilgilenip arkadan gelen yavaş ama büyük balığa para harcamaya yatkın. Çünkü güven konusunda tedirginlikleri var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6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2.053cm" svg:height="2.926cm" svg:x="2.5cm" svg:y="0.124cm" presentation:class="title">
          <draw:text-box>
            <text:p text:style-name="P5">Özgür yazılım tanımına yeniden bakış </text:p>
          </draw:text-box>
        </draw:frame>
        <draw:frame presentation:style-name="pr8" draw:text-style-name="P9" draw:layer="layout" svg:width="23.706cm" svg:height="11.181cm" svg:x="0.847cm" svg:y="3.598cm" presentation:class="outline" presentation:user-transformed="true">
          <draw:text-box>
            <text:list text:style-name="L3">
              <text:list-item>
                <text:p text:style-name="P9">Bu durumda “hızlı balık” öncelikle kendisinin güvenilir olduğunu anlatmak zorunda. </text:p>
              </text:list-item>
            </text:list>
            <text:list text:style-name="L3">
              <text:list-item>
                <text:list>
                  <text:list-item>
                    <text:p text:style-name="P10">Bunun için geçtiği yerlerde ufak molalar verip konuşmalı. Kendince gösteriler yapmalı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ma “hızlı balık” arkasından gelen “büyük balık” ile arasındaki mesafeyi de korumalı. Büyük balık küçüğü “yakalarsa” anında yutuyo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Özgür yazılım, özgür yazılım felsefesi; bunlar sizin “hızlı balık” olmanız ve aynı zamanda güvenilir kalmanız için uygun araçlar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Peki nasıl?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7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2.053cm" svg:height="2.926cm" svg:x="2.5cm" svg:y="0.124cm" presentation:class="title">
          <draw:text-box>
            <text:p text:style-name="P5">Özgür yazılımı kullanmak</text:p>
          </draw:text-box>
        </draw:frame>
        <draw:frame presentation:style-name="pr8" draw:text-style-name="P9" draw:layer="layout" svg:width="23.706cm" svg:height="11.181cm" svg:x="0.847cm" svg:y="3.598cm" presentation:class="outline" presentation:user-transformed="true">
          <draw:text-box>
            <text:list text:style-name="L3">
              <text:list-item>
                <text:p text:style-name="P9">Evlerdeki son kullanıcılar için özgür yazılımı kullanmak son derece kolay. </text:p>
              </text:list-item>
            </text:list>
            <text:list text:style-name="L3">
              <text:list-item>
                <text:list>
                  <text:list-item>
                    <text:p text:style-name="P10">Çünkü onların arkasından kovalayan, kendileri ile rekabet eden rakipleri yok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slında son kullanıcılar için risk almak daima kolaydır. </text:p>
                  </text:list-item>
                </text:list>
              </text:list-item>
            </text:list>
            <text:list text:style-name="L3">
              <text:list-item>
                <text:p text:style-name="P9">Ancak son kullanıcılarda belli bir muhafazakarlık da söz konusu.</text:p>
              </text:list-item>
            </text:list>
            <text:list text:style-name="L3">
              <text:list-item>
                <text:list>
                  <text:list-item>
                    <text:p text:style-name="P10">Muhafazakarlığı yenebilen son kullanıcı özgür yazılım kullanmaya kendiliğinden başlıyor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8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2.053cm" svg:height="2.926cm" svg:x="2.5cm" svg:y="0.124cm" presentation:class="title">
          <draw:text-box>
            <text:p text:style-name="P5">Özgür yazılımı kullanmak</text:p>
          </draw:text-box>
        </draw:frame>
        <draw:frame presentation:style-name="pr8" draw:text-style-name="P9" draw:layer="layout" svg:width="23.706cm" svg:height="11.181cm" svg:x="0.847cm" svg:y="3.598cm" presentation:class="outline" presentation:user-transformed="true">
          <draw:text-box>
            <text:list text:style-name="L3">
              <text:list-item>
                <text:p text:style-name="P9">Aslında “büyük balık”lar, tüketicilere şu tür mesajlar vererek onların da kendilerini rekabet eden şirketler gibi hissetmelerini teşvik ediyorlar. </text:p>
              </text:list-item>
            </text:list>
            <text:list text:style-name="L3">
              <text:list-item>
                <text:list>
                  <text:list-item>
                    <text:p text:style-name="P10">İnsanlar arasında rekabet vardı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ir an önce bazı görevleri yerine getirebilir olmalısınız. Bizim önceden tanımladığımız “seçme görev”ler, kesinlikle en kısa zamanda birileri tarafından önünüze konacaktı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 görevleri kimin vereceğini söyleyemeyiz. Ama bize güvenin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 görevleri yerine getirmenin de tek yolu vardır. Onu da biz size anlatırız. Sonra sınav yapar kağıt da veririz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9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Özgür yazılımı kullanmak</text:p>
          </draw:text-box>
        </draw:frame>
        <draw:frame presentation:style-name="pr8" draw:text-style-name="P9" draw:layer="layout" svg:width="23.706cm" svg:height="11.181cm" svg:x="0.847cm" svg:y="3.598cm" presentation:class="outline" presentation:user-transformed="true">
          <draw:text-box>
            <text:list text:style-name="L3">
              <text:list-item>
                <text:p text:style-name="P9">Ancak belli rekabet veya zaman baslılarını hisseden kurumlar için aslında “hızlı balık” kullanmak biraz daha riskli. </text:p>
              </text:list-item>
            </text:list>
            <text:list text:style-name="L3">
              <text:list-item>
                <text:list>
                  <text:list-item>
                    <text:p text:style-name="P10">Ne de olsa zaman kaybederse, fırsatları kaçırırsa o zaman “kuyu ve kapak” konusu (bknz. lise tarih dersleri) gündeme geliyor.</text:p>
                  </text:list-item>
                </text:list>
              </text:list-item>
            </text:list>
            <text:list text:style-name="L3">
              <text:list-item>
                <text:p text:style-name="P9">O zaman “hızlı balık” meraklılarının bu fırsatların olduğu ortamları keşfetmesi ve iyi kullanması gerekli. </text:p>
              </text:list-item>
            </text:list>
            <text:list text:style-name="L3">
              <text:list-item>
                <text:list>
                  <text:list-item>
                    <text:p text:style-name="P10">Bu tıpkı denizin içindeki tatlı su pınarlarını bulup oradan su içen deniz canlıları gibi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linize geçen fırsatlar ilk seferde büyük olmak zorunda değil. Önemli olan gerçekleştirilebilir olması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Özgür yazılımı kullanmak</text:p>
          </draw:text-box>
        </draw:frame>
        <draw:frame presentation:style-name="pr8" draw:text-style-name="P9" draw:layer="layout" svg:width="23.706cm" svg:height="13.517cm" svg:x="0.847cm" svg:y="3.598cm" presentation:class="outline" presentation:user-transformed="true">
          <draw:text-box>
            <text:list text:style-name="L3">
              <text:list-item>
                <text:p text:style-name="P9">Tabii fırsatları doğru kullanmak çok önemli.</text:p>
              </text:list-item>
            </text:list>
            <text:list text:style-name="L3">
              <text:list-item>
                <text:list>
                  <text:list-item>
                    <text:p text:style-name="P10">Bilgi işlem ekibine virüs bulaşmasın diye onları “...”a geçirdik. Tutarsa ileride sizi de geçirebiliriz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“Aman canım bana ne? Ne kullanırsanız kullanın.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“Neden ben geçmiyorum? Ben de virüsten bıktım.”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“Onların ne fazlası var?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“Ben de istiyorum. Hem de hemen. 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iz sürekli virüs bulaştırıyorsunuz. O yüzden “...”a geçeceksiniz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“Yok öyle yağma.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“Benim suçum değil.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“İşiniz ne temizleyin. Siz tembellik edeceksiniz diye ...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“Zorla güzellik mi olurmuş?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rada para nerede mi? Kurumun kasasında. İşletmecilere göre bu da para kazanmak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Özgür yazılımı kullandırmak</text:p>
          </draw:text-box>
        </draw:frame>
        <draw:frame presentation:style-name="pr8" draw:text-style-name="P9" draw:layer="layout" svg:width="23.706cm" svg:height="13.168cm" svg:x="0.847cm" svg:y="3.598cm" presentation:class="outline" presentation:user-transformed="true">
          <draw:text-box>
            <text:list text:style-name="L3">
              <text:list-item>
                <text:p text:style-name="P9">Özgür yazılımları kullanıyorsanız o zaman onları kullandırmak üzerine iş kurabilirsiniz. </text:p>
              </text:list-item>
            </text:list>
            <text:list text:style-name="L3">
              <text:list-item>
                <text:p text:style-name="P9">Sakın kendiniz kullanmadığınız şeyler üzerine iş fikri kurup satmaya kalkmayın. Bir zaman gelir, ters teper. </text:p>
              </text:list-item>
            </text:list>
            <text:list text:style-name="L3">
              <text:list-item>
                <text:list>
                  <text:list-item>
                    <text:p text:style-name="P10">Müşterinin nelere ihtiyacı olduğunu anlamanın en güzel yolu kendiniz de kendinizin müşteriniz olmanızdı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yrıca müşterinin neler çektiğini de iyi öğrenmiş olursunuz. </text:p>
                  </text:list-item>
                </text:list>
              </text:list-item>
            </text:list>
            <text:list text:style-name="L3">
              <text:list-item>
                <text:p text:style-name="P9">Hele destek vermek zor iştir. Kişi değil organizasyon işidir. </text:p>
              </text:list-item>
            </text:list>
            <text:list text:style-name="L3">
              <text:list-item>
                <text:list>
                  <text:list-item>
                    <text:p text:style-name="P10">Nasıl anarşi düzensizlik demek değilse, özgür yazılım da keyfiyet değildi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estek en ciddi iştir. Çok dikkatli yönetilmesi gerekir. Önemli miktarda detayı vardı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estek işinin kendisini nasıl yapılandırdığınız ve bu yapılandırmayı nasıl yönettiğiniz başarının anahtarıdı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Özgür yazılımı kullandırmak</text:p>
          </draw:text-box>
        </draw:frame>
        <draw:frame presentation:style-name="pr8" draw:text-style-name="P9" draw:layer="layout" svg:width="23.706cm" svg:height="14.07cm" svg:x="0.847cm" svg:y="3.598cm" presentation:class="outline" presentation:user-transformed="true">
          <draw:text-box>
            <text:list text:style-name="L3">
              <text:list-item>
                <text:p text:style-name="P9">Türkiye'nin en büyük teknik destek firması Linux ve özgür yazılım alyapılarına da destek veriyor. </text:p>
              </text:list-item>
            </text:list>
            <text:list text:style-name="L3">
              <text:list-item>
                <text:p text:style-name="P9">Araçlarla gezen ekiplerindeki çalışanları hiç de “Linux Gurusu” değil. </text:p>
              </text:list-item>
            </text:list>
            <text:list text:style-name="L3">
              <text:list-item>
                <text:list>
                  <text:list-item>
                    <text:p text:style-name="P10">Ama son derece iyi yönettikleri bir çalışma biçimleri va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Gerekli olduğu zaman gerekli olduğu kadar destek veren çok iyi (ama küçük) bir ekipleri va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kiplerin sayısal çoğunluğu ise bir bilgi temeli (knowledge base) yapısını kullanarak gerek duyduğu bilgilere ulaşabiliyor. Ne yazık ki Google tek başına yetersiz. </text:p>
                  </text:list-item>
                </text:list>
              </text:list-item>
            </text:list>
            <text:list text:style-name="L3">
              <text:list-item>
                <text:p text:style-name="P9">Desteği yönetebilen bir organizasyon yarın “...” çıksın ona da destek verir. </text:p>
              </text:list-item>
            </text:list>
            <text:list text:style-name="L3">
              <text:list-item>
                <text:list>
                  <text:list-item>
                    <text:p text:style-name="P10">Bakın hem “büyük” hem “hızlı” olmanın yolu varmış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Peki bunun maliyeti nedir? Bu örnekte yaklaşık 2 yıl x 12 kişi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Özgür yazılımı geliştirmek</text:p>
          </draw:text-box>
        </draw:frame>
        <draw:frame presentation:style-name="pr8" draw:text-style-name="P9" draw:layer="layout" svg:width="23.706cm" svg:height="11.181cm" svg:x="0.847cm" svg:y="3.598cm" presentation:class="outline">
          <draw:text-box>
            <text:list text:style-name="L3">
              <text:list-item>
                <text:p text:style-name="P9">Özgür yazılımı geliştirmek ise hepsinden daha ince bir iş.</text:p>
              </text:list-item>
            </text:list>
            <text:list text:style-name="L3">
              <text:list-item>
                <text:list>
                  <text:list-item>
                    <text:p text:style-name="P10">Sadece GPL, MPL, BSD, vs lisanslı kodlara bakmak, feyz almak veya kodları kopyalayıp yapıştırmak ile olacak iş değil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Çünkü siz o kodlardan beslenince, o kodlardaki değişikliklerden de beslenmek zorundasınız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 çok beğendiğiniz kodda bir güvenlik açığı çıkabilir. Elbette ki yamanır. Peki sizin alıntı yaptığınız yerde de yamandı mı?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Yazılım yapılandırma yönetimi (configuration management) ve takip edilebilirlik (traceability) konularını bir şekilde çözmeniz gerekli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Özgür yazılımı geliştirmek</text:p>
          </draw:text-box>
        </draw:frame>
        <draw:frame presentation:style-name="pr8" draw:text-style-name="P9" draw:layer="layout" svg:width="23.706cm" svg:height="14.173cm" svg:x="0.847cm" svg:y="3.598cm" presentation:class="outline" presentation:user-transformed="true">
          <draw:text-box>
            <text:list text:style-name="L3">
              <text:list-item>
                <text:p text:style-name="P9">Lisans işinin detaylarını hiç saymıyoruz. Örnekleyelim. </text:p>
              </text:list-item>
            </text:list>
            <text:list text:style-name="L3">
              <text:list-item>
                <text:list>
                  <text:list-item>
                    <text:p text:style-name="P10">The following points clarify the QEMU licens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QEMU as a whole is released under the GNU General Public Licens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Parts of QEMU have specific licenses which are compatible with the GNU General Public License. Hence each source file contains its own licensing information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In particular, the QEMU virtual CPU core library (libqemu.a) is released under the GNU Lesser General Public License. Many hardware device emulation sources are released under the BSD license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The QEMU Accelerator driver is released under the GNU General Public License version 2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QEMU is a trademark of Fabrice Bellard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QEMU kodları Linux 2.6.20 çekirdeği, ayrıca 2 ayrı özgür yazılım projesi ve bunların kardeşi 2 ticari üründe kullanılıyo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10" draw:text-style-name="P5" draw:layer="layout" svg:width="22.053cm" svg:height="3.177cm" svg:x="2.5cm" svg:y="-0.001cm" presentation:class="title">
          <draw:text-box>
            <text:p text:style-name="P5">Soru Yanıt</text:p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9" draw:text-style-name="P5" draw:layer="layout" svg:width="17.639cm" svg:height="14.027cm" svg:x="2.205cm" svg:y="15.0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96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 text:min-label-width="0.829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 text:min-label-width="0.66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 text:min-label-width="0.666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1.662cm"/>
          <style:tab-stop style:position="4.321cm"/>
          <style:tab-stop style:position="6.98cm"/>
          <style:tab-stop style:position="9.639cm"/>
          <style:tab-stop style:position="12.298cm"/>
          <style:tab-stop style:position="14.957cm"/>
          <style:tab-stop style:position="17.616cm"/>
          <style:tab-stop style:position="20.275cm"/>
          <style:tab-stop style:position="22.934cm"/>
          <style:tab-stop style:position="25.594cm"/>
          <style:tab-stop style:position="28.253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6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157cm"/>
          <style:tab-stop style:position="5.816cm"/>
          <style:tab-stop style:position="8.475cm"/>
          <style:tab-stop style:position="11.134cm"/>
          <style:tab-stop style:position="13.793cm"/>
          <style:tab-stop style:position="16.452cm"/>
          <style:tab-stop style:position="19.111cm"/>
          <style:tab-stop style:position="21.77cm"/>
          <style:tab-stop style:position="24.429cm"/>
          <style:tab-stop style:position="27.08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3.324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  <style:tab-stop style:position="25.92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4.65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61cm"/>
          <style:tab-stop style:position="3.32cm"/>
          <style:tab-stop style:position="5.979cm"/>
          <style:tab-stop style:position="8.638cm"/>
          <style:tab-stop style:position="11.297cm"/>
          <style:tab-stop style:position="13.956cm"/>
          <style:tab-stop style:position="16.615cm"/>
          <style:tab-stop style:position="19.274cm"/>
          <style:tab-stop style:position="21.933cm"/>
          <style:tab-stop style:position="24.59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title" style:display-name="Portakal_Impress_Templat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ortakal_5f_Impress_5f_Template-subtitle" style:display-name="Portakal_Impress_Templat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ortakal_5f_Impress_5f_Template-background" style:display-name="Portakal_Impress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ortakal_5f_Impress_5f_Template-backgroundobjects" style:display-name="Portakal_Impress_Template-backgroundobjects" style:family="presentation">
      <style:graphic-properties draw:shadow="hidden" draw:shadow-offset-x="0.3cm" draw:shadow-offset-y="0.3cm" draw:shadow-color="#808080"/>
    </style:style>
    <style:style style:name="Portakal_5f_Impress_5f_Template-notes" style:display-name="Portakal_Impress_Template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Portakal_5f_Impress_5f_Template-outline1" style:display-name="Portakal_Impress_Template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96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 text:min-label-width="0.829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 text:min-label-width="0.66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 text:min-label-width="0.666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1.662cm"/>
          <style:tab-stop style:position="4.321cm"/>
          <style:tab-stop style:position="6.98cm"/>
          <style:tab-stop style:position="9.639cm"/>
          <style:tab-stop style:position="12.298cm"/>
          <style:tab-stop style:position="14.957cm"/>
          <style:tab-stop style:position="17.616cm"/>
          <style:tab-stop style:position="20.275cm"/>
          <style:tab-stop style:position="22.934cm"/>
          <style:tab-stop style:position="25.594cm"/>
          <style:tab-stop style:position="28.253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Portakal_5f_Impress_5f_Template-outline2" style:display-name="Portakal_Impress_Template-outline2" style:family="presentation" style:parent-style-name="Portakal_5f_Impress_5f_Template-outline1">
      <style:paragraph-properties fo:margin-left="2.16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157cm"/>
          <style:tab-stop style:position="5.816cm"/>
          <style:tab-stop style:position="8.475cm"/>
          <style:tab-stop style:position="11.134cm"/>
          <style:tab-stop style:position="13.793cm"/>
          <style:tab-stop style:position="16.452cm"/>
          <style:tab-stop style:position="19.111cm"/>
          <style:tab-stop style:position="21.77cm"/>
          <style:tab-stop style:position="24.429cm"/>
          <style:tab-stop style:position="27.08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rtakal_5f_Impress_5f_Template-outline3" style:display-name="Portakal_Impress_Template-outline3" style:family="presentation" style:parent-style-name="Portakal_5f_Impress_5f_Template-outline2">
      <style:paragraph-properties fo:margin-left="3.324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  <style:tab-stop style:position="25.92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ortakal_5f_Impress_5f_Template-outline4" style:display-name="Portakal_Impress_Template-outline4" style:family="presentation" style:parent-style-name="Portakal_5f_Impress_5f_Template-outline3">
      <style:paragraph-properties fo:margin-left="4.65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61cm"/>
          <style:tab-stop style:position="3.32cm"/>
          <style:tab-stop style:position="5.979cm"/>
          <style:tab-stop style:position="8.638cm"/>
          <style:tab-stop style:position="11.297cm"/>
          <style:tab-stop style:position="13.956cm"/>
          <style:tab-stop style:position="16.615cm"/>
          <style:tab-stop style:position="19.274cm"/>
          <style:tab-stop style:position="21.933cm"/>
          <style:tab-stop style:position="24.59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5" style:display-name="Portakal_Impress_Template-outline5" style:family="presentation" style:parent-style-name="Portakal_5f_Impress_5f_Template-outline4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6" style:display-name="Portakal_Impress_Template-outline6" style:family="presentation" style:parent-style-name="Portakal_5f_Impress_5f_Template-outline5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7" style:display-name="Portakal_Impress_Template-outline7" style:family="presentation" style:parent-style-name="Portakal_5f_Impress_5f_Template-outline6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8" style:display-name="Portakal_Impress_Template-outline8" style:family="presentation" style:parent-style-name="Portakal_5f_Impress_5f_Template-outline7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9" style:display-name="Portakal_Impress_Template-outline9" style:family="presentation" style:parent-style-name="Portakal_5f_Impress_5f_Template-outline8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2.05cm" fo:page-height="31.7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58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586cm"/>
    </style:style>
    <style:style style:name="gr3" style:family="graphic" style:parent-style-name="standard">
      <style:graphic-properties draw:stroke="none" draw:fill="solid" draw:fill-color="#eb613d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right" draw:textarea-vertical-align="top" draw:auto-grow-height="false" fo:padding-top="0.133cm" fo:padding-bottom="0.133cm" fo:padding-left="0.266cm" fo:padding-right="0.266cm" fo:wrap-option="no-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top" draw:auto-grow-height="false" fo:padding-top="0.133cm" fo:padding-bottom="0.133cm" fo:padding-left="0.266cm" fo:padding-right="0.266cm" fo:wrap-option="no-wrap" draw:shadow="hidden" draw:shadow-color="#808080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backgroundobjects" style:list-style-name="L3">
      <style:graphic-properties draw:stroke="none" draw:fill="none" draw:fill-color="#00cc99" draw:textarea-horizontal-align="left" draw:textarea-vertical-align="top" draw:auto-grow-height="false" draw:auto-grow-width="false" fo:min-height="0.848cm" fo:min-width="0cm" fo:padding-top="0.133cm" fo:padding-bottom="0.133cm" fo:padding-left="0.266cm" fo:padding-right="0.266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0.848cm" fo:min-width="0cm" fo:padding-top="0.133cm" fo:padding-bottom="0.133cm" fo:padding-left="0.266cm" fo:padding-right="0.266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Portakal_5f_Impress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84cm" fo:min-width="0cm" fo:padding-top="0.133cm" fo:padding-bottom="0.133cm" fo:padding-left="0.266cm" fo:padding-right="0.266cm" fo:wrap-option="no-wrap" draw:shadow="hidden" draw:shadow-color="#808080"/>
    </style:style>
    <style:style style:name="pr6" style:family="presentation" style:parent-style-name="Portakal_5f_Impress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text:enable-numbering="false" fo:text-indent="0cm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  <style:text-properties fo:font-size="14pt" style:font-size-asian="14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line-height="100%" fo:text-align="end" text:enable-numbering="false" fo:text-indent="0cm"/>
    </style:style>
    <style:style style:name="P8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Tahoma" style:font-family-generic="swiss" style:font-pitch="variable" fo:font-size="13pt" fo:language="en" fo:country="GB" style:font-size-asian="13pt" style:font-size-complex="13pt"/>
    </style:style>
    <style:style style:name="T3" style:family="text">
      <style:text-properties fo:font-family="Tahoma" style:font-family-generic="swiss" style:font-pitch="variable" fo:font-size="13pt" style:font-size-asian="13pt" style:font-size-complex="13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615cm" svg:height="5.711cm" svg:x="2.255cm" svg:y="4.441cm" draw:page-number="1"/>
      <draw:page-thumbnail draw:layer="backgroundobjects" svg:width="7.615cm" svg:height="5.711cm" svg:x="12.177cm" svg:y="4.441cm"/>
      <draw:page-thumbnail draw:layer="backgroundobjects" svg:width="7.615cm" svg:height="5.711cm" svg:x="2.255cm" svg:y="13.008cm"/>
      <draw:page-thumbnail draw:layer="backgroundobjects" svg:width="7.615cm" svg:height="5.711cm" svg:x="12.177cm" svg:y="13.008cm"/>
      <draw:page-thumbnail draw:layer="backgroundobjects" svg:width="7.615cm" svg:height="5.711cm" svg:x="2.255cm" svg:y="21.575cm"/>
      <draw:page-thumbnail draw:layer="backgroundobjects" svg:width="7.615cm" svg:height="5.711cm" svg:x="12.177cm" svg:y="21.575cm"/>
      <draw:frame draw:style-name="gr1" draw:text-style-name="P1" draw:layer="backgroundobjects" svg:width="9.568cm" svg:height="1.58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568cm" svg:height="1.585cm" svg:x="12.4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568cm" svg:height="1.585cm" svg:x="0cm" svg:y="30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568cm" svg:height="1.585cm" svg:x="12.481cm" svg:y="30.144cm" presentation:class="page-number">
        <draw:text-box>
          <text:p text:style-name="P2"><text:span text:style-name="T1"><text:page-number>8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3" draw:layer="backgroundobjects" svg:width="22.053cm" svg:height="3.176cm" svg:x="2.5cm" svg:y="-0.001cm" presentation:class="title">
        <draw:text-box>
          <text:p text:style-name="P3">Ana başlık metnini düzenlemek için tıklayın</text:p>
        </draw:text-box>
      </draw:frame>
      <draw:frame presentation:style-name="Default-outline1" draw:layer="backgroundobjects" svg:width="23.706cm" svg:height="11.431cm" svg:x="0.847cm" svg:y="3.598cm" presentation:class="outline" presentation:placeholder="true">
        <draw:text-box/>
      </draw:frame>
      <draw:frame presentation:style-name="pr2" draw:text-style-name="P4" draw:layer="backgroundobjects" svg:width="6.153cm" svg:height="0.643cm" svg:x="0.847cm" svg:y="17.357cm" presentation:class="date-time">
        <draw:text-box>
          <text:p text:style-name="P4"><text:span text:style-name="T2"><text:a xlink:href="http://www.portakalteknoloji.com/">www.portakalteknoloji.com</text:a></text:span><text:span text:style-name="T2"> </text:span></text:p>
        </draw:text-box>
      </draw:frame>
      <draw:frame presentation:style-name="pr3" draw:text-style-name="P5" draw:layer="backgroundobjects" svg:width="8.044cm" svg:height="0.847cm" svg:x="8.678cm" svg:y="17.357cm" presentation:class="footer">
        <draw:text-box>
          <text:p text:style-name="P5"><text:span text:style-name="T2"><text:date style:data-style-name="D6" text:date-value="2007-03-03">3 March 2007</text:date></text:span></text:p>
        </draw:text-box>
      </draw:frame>
      <draw:custom-shape draw:style-name="gr3" draw:text-style-name="P6" draw:layer="backgroundobjects" svg:width="25.4cm" svg:height="0.212cm" svg:x="0cm" svg:y="3.263cm">
        <text:p text:style-name="P3"/>
        <draw:enhanced-geometry svg:viewBox="0 0 21600 21600" draw:mirror-vertical="true" draw:type="rectangle" draw:enhanced-path="M 0 0 L 21600 0 21600 21600 0 21600 0 0 Z N"/>
      </draw:custom-shape>
      <draw:custom-shape draw:style-name="gr3" draw:text-style-name="P6" draw:layer="backgroundobjects" svg:width="25.4cm" svg:height="0.212cm" svg:x="0cm" svg:y="16.933cm">
        <text:p text:style-name="P3"/>
        <draw:enhanced-geometry svg:viewBox="0 0 21600 21600" draw:mirror-vertical="true" draw:type="rectangle" draw:enhanced-path="M 0 0 L 21600 0 21600 21600 0 21600 0 0 Z N"/>
      </draw:custom-shape>
      <draw:custom-shape draw:style-name="gr4" draw:text-style-name="P6" draw:layer="backgroundobjects" svg:width="5.291cm" svg:height="0.846cm" svg:x="19.262cm" svg:y="17.357cm">
        <text:p text:style-name="P7"><text:span text:style-name="T3"><text:page-number>8</text:page-number></text:span></text:p>
        <draw:enhanced-geometry svg:viewBox="0 0 21600 21600" draw:type="rectangle" draw:enhanced-path="M 0 0 L 21600 0 21600 21600 0 21600 0 0 Z N"/>
      </draw:custom-shape>
      <draw:frame presentation:style-name="pr4" draw:text-style-name="P8" draw:layer="backgroundobjects" svg:width="6.35cm" svg:height="1.277cm" svg:x="18.203cm" svg:y="17.357cm" presentation:class="page-number">
        <draw:text-box>
          <text:p text:style-name="P3"/>
        </draw:text-box>
      </draw:frame>
      <draw:frame draw:style-name="gr5" draw:text-style-name="P9" draw:layer="backgroundobjects" svg:width="1.52cm" svg:height="3cm" svg:x="0.5cm" svg:y="0.1cm">
        <draw:image xlink:href="Pictures/1000000000000078000000EC16012866.jpg" xlink:type="simple" xlink:show="embed" xlink:actuate="onLoad">
          <text:p text:style-name="P3"/>
        </draw:image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7.639cm" svg:height="14.277cm" svg:x="2.205cm" svg:y="15.071cm" presentation:class="notes" presentation:placeholder="true">
          <draw:text-box/>
        </draw:frame>
      </presentation:notes>
    </style:master-page>
    <style:master-page style:name="Portakal_5f_Impress_5f_Template" style:display-name="Portakal_Impress_Template" style:page-layout-name="PM1" draw:style-name="dp1">
      <draw:frame presentation:style-name="Portakal_5f_Impress_5f_Template-title" draw:layer="backgroundobjects" svg:width="21.59cm" svg:height="4.023cm" svg:x="1.905cm" svg:y="7.408cm" presentation:class="title" presentation:placeholder="true">
        <draw:text-box/>
      </draw:frame>
      <draw:frame presentation:style-name="pr5" draw:text-style-name="P10" draw:layer="backgroundobjects" svg:width="5.291cm" svg:height="1.283cm" svg:x="0.846cm" svg:y="17.357cm" presentation:class="date-time">
        <draw:text-box>
          <text:p text:style-name="P3"/>
        </draw:text-box>
      </draw:frame>
      <draw:frame presentation:style-name="pr5" draw:text-style-name="P11" draw:layer="backgroundobjects" svg:width="8.044cm" svg:height="1.283cm" svg:x="8.678cm" svg:y="17.357cm" presentation:class="footer">
        <draw:text-box>
          <text:p text:style-name="P3"/>
        </draw:text-box>
      </draw:frame>
      <draw:custom-shape draw:style-name="gr6" draw:text-style-name="P6" draw:layer="backgroundobjects" svg:width="6.985cm" svg:height="0.846cm" svg:x="17.568cm" svg:y="17.357cm">
        <text:p text:style-name="P3"/>
        <draw:enhanced-geometry svg:viewBox="0 0 21600 21600" draw:type="rectangle" draw:enhanced-path="M 0 0 L 21600 0 21600 21600 0 21600 0 0 Z N"/>
      </draw:custom-shape>
      <draw:frame presentation:style-name="pr6" draw:text-style-name="P8" draw:layer="backgroundobjects" svg:width="6.35cm" svg:height="1.277cm" svg:x="17.992cm" svg:y="17.357cm" presentation:class="page-number">
        <draw:text-box>
          <text:p text:style-name="P3"/>
        </draw:text-box>
      </draw:frame>
      <draw:frame presentation:style-name="Portakal_5f_Impress_5f_Template-outline1" draw:layer="backgroundobjects" svg:width="22.859cm" svg:height="12.572cm" svg:x="1.27cm" svg:y="4.457cm" presentation:class="outline" presentation:placeholder="true">
        <draw:text-box/>
      </draw:frame>
      <draw:frame draw:style-name="gr5" draw:text-style-name="P9" draw:layer="backgroundobjects" svg:width="3.174cm" svg:height="6.243cm" svg:x="1.5cm" svg:y="1.257cm">
        <draw:image xlink:href="Pictures/1000000000000078000000EC16012866.jpg" xlink:type="simple" xlink:show="embed" xlink:actuate="onLoad">
          <text:p text:style-name="P3"/>
        </draw:image>
      </draw:frame>
      <presentation:notes style:page-layout-name="PM0">
        <draw:page-thumbnail presentation:style-name="Portakal_5f_Impress_5f_Template-title" draw:layer="backgroundobjects" svg:width="9.999cm" svg:height="9.999cm" svg:x="0cm" svg:y="0cm" presentation:class="page"/>
        <draw:frame presentation:style-name="Portakal_5f_Impress_5f_Template-notes" draw:layer="backgroundobjects" svg:width="17.639cm" svg:height="14.277cm" svg:x="2.205cm" svg:y="15.07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
  </meta:generator>
    <meta:creation-date>2007-03-02T23:51:24</meta:creation-date>
    <dc:date>2007-03-03T10:13:20</dc:date>
    <dc:language>tr-TR</dc:language>
    <meta:editing-cycles>16</meta:editing-cycles>
    <meta:editing-duration>PT42M34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